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2025-02-27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2024-02-14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2023-03-01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2022-02-14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2020-02-15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2019-02-19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2018-02-28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2017-02-0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2016-02-25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2015-02-02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201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201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2012-02-2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201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201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200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200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200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199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199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199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199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199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198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198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198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197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197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197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197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197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197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197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197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197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196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196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196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196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0701</text:p>
          </table:table-cell>
          <table:table-cell office:value-type="string" calcext:value-type="string">
            <text:p>North Cowden Quad</text:p>
          </table:table-cell>
          <table:table-cell office:value-type="string" calcext:value-type="string">
            <text:p>196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